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3.858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2.63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Network Size</text:p>
          </table:table-cell>
          <table:table-cell table:style-name="ce1" office:value-type="string">
            <text:p>Serialization</text:p>
          </table:table-cell>
          <table:table-cell table:style-name="ce1" office:value-type="string">
            <text:p>NeuroML</text:p>
          </table:table-cell>
          <table:table-cell table:style-name="ce1" office:value-type="string">
            <text:p>TNS</text:p>
          </table:table-cell>
          <table:table-cell table:style-name="ce1" office:value-type="string">
            <text:p>X3D</text:p>
          </table:table-cell>
          <table:table-cell table:number-columns-repeated="1019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11196">
            <text:p>11196</text:p>
          </table:table-cell>
          <table:table-cell table:style-name="ce1" office:value-type="float" office:value="37893">
            <text:p>37893</text:p>
          </table:table-cell>
          <table:table-cell table:style-name="ce1" office:value-type="float" office:value="22386">
            <text:p>22386</text:p>
          </table:table-cell>
          <table:table-cell table:style-name="ce1" office:value-type="float" office:value="21528">
            <text:p>21528</text:p>
          </table:table-cell>
          <table:table-cell table:number-columns-repeated="1019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190396">
            <text:p>190396</text:p>
          </table:table-cell>
          <table:table-cell table:style-name="ce1" office:value-type="float" office:value="784778">
            <text:p>784778</text:p>
          </table:table-cell>
          <table:table-cell table:style-name="ce1" office:value-type="float" office:value="506439">
            <text:p>506439</text:p>
          </table:table-cell>
          <table:table-cell table:style-name="ce1" office:value-type="float" office:value="476128">
            <text:p>476128</text:p>
          </table:table-cell>
          <table:table-cell table:number-columns-repeated="1019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float" office:value="733896">
            <text:p>733896</text:p>
          </table:table-cell>
          <table:table-cell table:style-name="ce1" office:value-type="float" office:value="3065153">
            <text:p>3065153</text:p>
          </table:table-cell>
          <table:table-cell table:style-name="ce1" office:value-type="float" office:value="1806980">
            <text:p>1806980</text:p>
          </table:table-cell>
          <table:table-cell table:style-name="ce1" office:value-type="float" office:value="1885870">
            <text:p>1885870</text:p>
          </table:table-cell>
          <table:table-cell table:number-columns-repeated="1019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office:value-type="float" office:value="17861896">
            <text:p>17861896</text:p>
          </table:table-cell>
          <table:table-cell table:style-name="ce1" office:value-type="float" office:value="74209903">
            <text:p>74209903</text:p>
          </table:table-cell>
          <table:table-cell table:style-name="ce1" office:value-type="float" office:value="46817357">
            <text:p>46817357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office:value-type="float" office:value="71221896">
            <text:p>71221896</text:p>
          </table:table-cell>
          <table:table-cell table:style-name="ce1" office:value-type="float" office:value="296670598">
            <text:p>296670598</text:p>
          </table:table-cell>
          <table:table-cell table:style-name="ce1" office:value-type="float" office:value="188478492">
            <text:p>188478492</text:p>
          </table:table-cell>
          <table:table-cell table:style-name="ce1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Network Size</text:p>
          </table:table-cell>
          <table:table-cell table:style-name="ce1" office:value-type="string">
            <text:p>Serialization</text:p>
          </table:table-cell>
          <table:table-cell table:style-name="ce1" office:value-type="string">
            <text:p>NeuroML</text:p>
          </table:table-cell>
          <table:table-cell table:style-name="ce1" office:value-type="string">
            <text:p>TNS</text:p>
          </table:table-cell>
          <table:table-cell table:style-name="ce1" office:value-type="string">
            <text:p>X3D</text:p>
          </table:table-cell>
          <table:table-cell>
            <draw:frame table:end-cell-address="Sheet1.K27" table:end-x="0.81cm" table:end-y="0.361cm" draw:z-index="0" draw:style-name="gr1" svg:width="12cm" svg:height="8cm" svg:x="0.101cm" svg:y="0.1cm">
              <draw:object draw:notify-on-update-of-ranges="Sheet1.A9:Sheet1.A9 Sheet1.A10:Sheet1.A14 Sheet1.E9:Sheet1.E9 Sheet1.E10:Sheet1.E14 Sheet1.A9:Sheet1.A9 Sheet1.A10:Sheet1.A14 Sheet1.B9:Sheet1.B9 Sheet1.B10:Sheet1.B14 Sheet1.A9:Sheet1.A9 Sheet1.A10:Sheet1.A14 Sheet1.C9:Sheet1.C9 Sheet1.C10:Sheet1.C14 Sheet1.A9:Sheet1.A9 Sheet1.A10:Sheet1.A14 Sheet1.D9:Sheet1.D9 Sheet1.D10:Sheet1.D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formula="of:=LOG([.A2])" office:value-type="float" office:value="1">
            <text:p>1</text:p>
          </table:table-cell>
          <table:table-cell table:formula="of:=LOG([.B2])" office:value-type="float" office:value="4.04906288979412">
            <text:p>4.05</text:p>
          </table:table-cell>
          <table:table-cell table:formula="of:=LOG([.C2])" office:value-type="float" office:value="4.57855898985851">
            <text:p>4.58</text:p>
          </table:table-cell>
          <table:table-cell table:formula="of:=LOG([.D2])" office:value-type="float" office:value="4.34997649942447">
            <text:p>4.35</text:p>
          </table:table-cell>
          <table:table-cell table:formula="of:=LOG([.E2])" office:value-type="float" office:value="4.3330036847557">
            <text:p>4.33</text:p>
          </table:table-cell>
          <table:table-cell table:number-columns-repeated="1019"/>
        </table:table-row>
        <table:table-row table:style-name="ro1">
          <table:table-cell table:formula="of:=LOG([.A3])" office:value-type="float" office:value="1.69897000433602">
            <text:p>1.7</text:p>
          </table:table-cell>
          <table:table-cell table:formula="of:=LOG([.B3])" office:value-type="float" office:value="5.27965782011896">
            <text:p>5.28</text:p>
          </table:table-cell>
          <table:table-cell table:formula="of:=LOG([.C3])" office:value-type="float" office:value="5.89474681978917">
            <text:p>5.89</text:p>
          </table:table-cell>
          <table:table-cell table:formula="of:=LOG([.D3])" office:value-type="float" office:value="5.70452714257133">
            <text:p>5.7</text:p>
          </table:table-cell>
          <table:table-cell table:formula="of:=LOG([.E3])" office:value-type="float" office:value="5.67772372209188">
            <text:p>5.68</text:p>
          </table:table-cell>
          <table:table-cell table:number-columns-repeated="1019"/>
        </table:table-row>
        <table:table-row table:style-name="ro1">
          <table:table-cell table:formula="of:=LOG([.A4])" office:value-type="float" office:value="2">
            <text:p>2</text:p>
          </table:table-cell>
          <table:table-cell table:formula="of:=LOG([.B4])" office:value-type="float" office:value="5.86563452064327">
            <text:p>5.87</text:p>
          </table:table-cell>
          <table:table-cell table:formula="of:=LOG([.C4])" office:value-type="float" office:value="6.48645215761375">
            <text:p>6.49</text:p>
          </table:table-cell>
          <table:table-cell table:formula="of:=LOG([.D4])" office:value-type="float" office:value="6.2569533457332">
            <text:p>6.26</text:p>
          </table:table-cell>
          <table:table-cell table:formula="of:=LOG([.E4])" office:value-type="float" office:value="6.27551175190685">
            <text:p>6.28</text:p>
          </table:table-cell>
          <table:table-cell table:number-columns-repeated="1019"/>
        </table:table-row>
        <table:table-row table:style-name="ro1">
          <table:table-cell table:formula="of:=LOG([.A5])" office:value-type="float" office:value="2.69897000433602">
            <text:p>2.7</text:p>
          </table:table-cell>
          <table:table-cell table:formula="of:=LOG([.B5])" office:value-type="float" office:value="7.25192755637974">
            <text:p>7.25</text:p>
          </table:table-cell>
          <table:table-cell table:formula="of:=LOG([.C5])" office:value-type="float" office:value="7.87046186392159">
            <text:p>7.87</text:p>
          </table:table-cell>
          <table:table-cell table:formula="of:=LOG([.D5])" office:value-type="float" office:value="7.67040689264307">
            <text:p>7.67</text:p>
          </table:table-cell>
          <table:table-cell table:number-columns-repeated="1020"/>
        </table:table-row>
        <table:table-row table:style-name="ro1">
          <table:table-cell table:formula="of:=LOG([.A6])" office:value-type="float" office:value="3">
            <text:p>3</text:p>
          </table:table-cell>
          <table:table-cell table:formula="of:=LOG([.B6])" office:value-type="float" office:value="7.85261353085715">
            <text:p>7.85</text:p>
          </table:table-cell>
          <table:table-cell table:formula="of:=LOG([.C6])" office:value-type="float" office:value="8.47227450702096">
            <text:p>8.47</text:p>
          </table:table-cell>
          <table:table-cell table:formula="of:=LOG([.D6])" office:value-type="float" office:value="8.27526179836858">
            <text:p>8.28</text:p>
          </table:table-cell>
          <table:table-cell table:number-columns-repeated="1020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1" table:number-columns-repeated="1016" table:default-cell-style-name="ce5"/>
        <table:table-row table:style-name="ro2">
          <table:table-cell table:style-name="ce3" office:value-type="string">
            <text:p>Network Size</text:p>
          </table:table-cell>
          <table:table-cell table:style-name="ce3" office:value-type="string">
            <text:p>Serialization (Save) (s)</text:p>
          </table:table-cell>
          <table:table-cell table:style-name="ce3" office:value-type="string">
            <text:p>Serialization (Load) (s)</text:p>
          </table:table-cell>
          <table:table-cell table:style-name="ce3" office:value-type="string">
            <text:p>NeuroML (Save) (s)</text:p>
          </table:table-cell>
          <table:table-cell table:style-name="ce3" office:value-type="string">
            <text:p>NeuroML (Load) (s)</text:p>
          </table:table-cell>
          <table:table-cell table:style-name="ce3" office:value-type="string">
            <text:p>TNS (Save) (s)</text:p>
          </table:table-cell>
          <table:table-cell table:style-name="ce3" office:value-type="string">
            <text:p>TNS (Load) (s)</text:p>
          </table:table-cell>
          <table:table-cell table:style-name="ce3" office:value-type="string">
            <text:p>X3D (Save) (s)</text:p>
          </table:table-cell>
          <table:table-cell table:number-columns-repeated="1016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0.009">
            <text:p>0.01</text:p>
          </table:table-cell>
          <table:table-cell table:style-name="ce4" office:value-type="float" office:value="0.056">
            <text:p>0.06</text:p>
          </table:table-cell>
          <table:table-cell table:style-name="ce4" office:value-type="float" office:value="0.004">
            <text:p>0</text:p>
            <draw:frame table:end-cell-address="Sheet2.H21" table:end-x="0.219cm" table:end-y="0.231cm" draw:z-index="0" draw:style-name="gr1" svg:width="12cm" svg:height="8cm" svg:x="0.203cm" svg:y="0.311cm">
              <draw:object draw:notify-on-update-of-ranges="Sheet2.A8:Sheet2.A8 Sheet2.A9:Sheet2.A13 Sheet2.E8:Sheet2.E8 Sheet2.E9:Sheet2.E13 Sheet2.A8:Sheet2.A8 Sheet2.A9:Sheet2.A13 Sheet2.C8:Sheet2.C8 Sheet2.C9:Sheet2.C13 Sheet2.A8:Sheet2.A8 Sheet2.A9:Sheet2.A13 Sheet2.B8:Sheet2.B8 Sheet2.B9:Sheet2.B13 Sheet2.A8:Sheet2.A8 Sheet2.A9:Sheet2.A13 Sheet2.D8:Sheet2.D8 Sheet2.D9:Sheet2.D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4" office:value-type="float" office:value="0.154">
            <text:p>0.15</text:p>
          </table:table-cell>
          <table:table-cell table:style-name="ce4" office:value-type="float" office:value="2.052">
            <text:p>2.05</text:p>
          </table:table-cell>
          <table:table-cell table:style-name="ce4" office:value-type="float" office:value="2.064">
            <text:p>2.06</text:p>
          </table:table-cell>
          <table:table-cell table:style-name="ce4" office:value-type="float" office:value="0.064">
            <text:p>0.06</text:p>
          </table:table-cell>
          <table:table-cell table:number-columns-repeated="1016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office:value-type="float" office:value="0.185">
            <text:p>0.19</text:p>
          </table:table-cell>
          <table:table-cell table:style-name="ce4" office:value-type="float" office:value="0.348">
            <text:p>0.35</text:p>
          </table:table-cell>
          <table:table-cell table:style-name="ce4" office:value-type="float" office:value="0.061">
            <text:p>0.06</text:p>
          </table:table-cell>
          <table:table-cell table:style-name="ce4" office:value-type="float" office:value="0.406">
            <text:p>0.41</text:p>
          </table:table-cell>
          <table:table-cell table:style-name="ce4" office:value-type="float" office:value="2.101">
            <text:p>2.1</text:p>
          </table:table-cell>
          <table:table-cell table:style-name="ce4" office:value-type="float" office:value="2.433">
            <text:p>2.43</text:p>
          </table:table-cell>
          <table:table-cell table:style-name="ce4" office:value-type="float" office:value="0.483">
            <text:p>0.48</text:p>
          </table:table-cell>
          <table:table-cell table:number-columns-repeated="1016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0.736">
            <text:p>0.74</text:p>
          </table:table-cell>
          <table:table-cell table:style-name="ce4" office:value-type="float" office:value="1.011">
            <text:p>1.01</text:p>
          </table:table-cell>
          <table:table-cell table:style-name="ce4" office:value-type="float" office:value="0.648">
            <text:p>0.65</text:p>
          </table:table-cell>
          <table:table-cell table:style-name="ce4" office:value-type="float" office:value="0.712">
            <text:p>0.71</text:p>
          </table:table-cell>
          <table:table-cell table:style-name="ce4" office:value-type="float" office:value="2.357">
            <text:p>2.36</text:p>
          </table:table-cell>
          <table:table-cell table:style-name="ce4" office:value-type="float" office:value="2.953">
            <text:p>2.95</text:p>
          </table:table-cell>
          <table:table-cell table:style-name="ce4" office:value-type="float" office:value="4.251">
            <text:p>4.25</text:p>
          </table:table-cell>
          <table:table-cell table:number-columns-repeated="1016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office:value-type="float" office:value="16.968">
            <text:p>16.97</text:p>
          </table:table-cell>
          <table:table-cell table:style-name="ce4" office:value-type="float" office:value="23.371">
            <text:p>23.37</text:p>
          </table:table-cell>
          <table:table-cell table:style-name="ce4" office:value-type="float" office:value="5.431">
            <text:p>5.43</text:p>
          </table:table-cell>
          <table:table-cell table:style-name="ce4" office:value-type="float" office:value="11.207">
            <text:p>11.21</text:p>
          </table:table-cell>
          <table:table-cell table:style-name="ce4" office:value-type="float" office:value="10.811">
            <text:p>10.81</text:p>
          </table:table-cell>
          <table:table-cell table:style-name="ce4" office:value-type="float" office:value="37.778">
            <text:p>37.78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4" office:value-type="float" office:value="1000">
            <text:p>1000</text:p>
          </table:table-cell>
          <table:table-cell table:style-name="ce4" office:value-type="float" office:value="74.331">
            <text:p>74.33</text:p>
          </table:table-cell>
          <table:table-cell table:style-name="ce4" office:value-type="float" office:value="94.667">
            <text:p>94.67</text:p>
          </table:table-cell>
          <table:table-cell table:style-name="ce4" office:value-type="float" office:value="19.95">
            <text:p>19.95</text:p>
          </table:table-cell>
          <table:table-cell table:style-name="ce4" office:value-type="float" office:value="57.136">
            <text:p>57.14</text:p>
          </table:table-cell>
          <table:table-cell table:style-name="ce4" office:value-type="float" office:value="104.442">
            <text:p>104.44</text:p>
          </table:table-cell>
          <table:table-cell table:style-name="ce4" office:value-type="float" office:value="98.295">
            <text:p>98.3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etwork Size</text:p>
          </table:table-cell>
          <table:table-cell table:style-name="ce3" office:value-type="string">
            <text:p>Serialization</text:p>
          </table:table-cell>
          <table:table-cell table:style-name="ce3" office:value-type="string">
            <text:p>NeuroML</text:p>
          </table:table-cell>
          <table:table-cell table:style-name="ce3" office:value-type="string">
            <text:p>TNS</text:p>
          </table:table-cell>
          <table:table-cell table:style-name="ce3" office:value-type="string">
            <text:p>X3D</text:p>
          </table:table-cell>
          <table:table-cell table:number-columns-repeated="1016"/>
          <table:table-cell table:style-name="Default" table:number-columns-repeated="3"/>
        </table:table-row>
        <table:table-row table:style-name="ro2">
          <table:table-cell table:formula="of:=LOG([.A2])" office:value-type="float" office:value="1">
            <text:p>1</text:p>
          </table:table-cell>
          <table:table-cell table:formula="of:=LOG([.B2]*1000)" office:value-type="float" office:value="0.954242509439325">
            <text:p>0.95</text:p>
          </table:table-cell>
          <table:table-cell table:formula="of:=LOG([.D2]*1000)" office:value-type="float" office:value="0.602059991327962">
            <text:p>0.6</text:p>
          </table:table-cell>
          <table:table-cell table:formula="of:=LOG([.F2]*1000)" office:value-type="float" office:value="3.31217735643978">
            <text:p>3.31</text:p>
          </table:table-cell>
          <table:table-cell table:formula="of:=LOG([.H2]*1000)" office:value-type="float" office:value="1.80617997398389">
            <text:p>1.81</text:p>
          </table:table-cell>
          <table:table-cell table:number-columns-repeated="1019"/>
        </table:table-row>
        <table:table-row table:style-name="ro2">
          <table:table-cell table:formula="of:=LOG([.A3])" office:value-type="float" office:value="1.69897000433602">
            <text:p>1.7</text:p>
          </table:table-cell>
          <table:table-cell table:formula="of:=LOG([.B3]*1000)" office:value-type="float" office:value="2.26717172840301">
            <text:p>2.27</text:p>
          </table:table-cell>
          <table:table-cell table:formula="of:=LOG([.D3]*1000)" office:value-type="float" office:value="1.78532983501077">
            <text:p>1.79</text:p>
            <draw:frame table:end-cell-address="Sheet2.G29" table:end-x="1.799cm" table:end-y="0.051cm" draw:z-index="1" draw:style-name="gr1" svg:width="12cm" svg:height="8cm" svg:x="3.007cm" svg:y="0.131cm">
              <draw:object draw:notify-on-update-of-ranges="Sheet2.A15:Sheet2.A15 Sheet2.A16:Sheet2.A20 Sheet2.B15:Sheet2.B15 Sheet2.B16:Sheet2.B20 Sheet2.A15:Sheet2.A15 Sheet2.A16:Sheet2.A20 Sheet2.C15:Sheet2.C15 Sheet2.C16:Sheet2.C20 Sheet2.A15:Sheet2.A15 Sheet2.A16:Sheet2.A20 Sheet2.D15:Sheet2.D15 Sheet2.D16:Sheet2.D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formula="of:=LOG([.F3]*1000)" office:value-type="float" office:value="3.32242605240595">
            <text:p>3.32</text:p>
          </table:table-cell>
          <table:table-cell table:formula="of:=LOG([.H3]*1000)" office:value-type="float" office:value="2.68394713075151">
            <text:p>2.68</text:p>
          </table:table-cell>
          <table:table-cell table:number-columns-repeated="1019"/>
        </table:table-row>
        <table:table-row table:style-name="ro2">
          <table:table-cell table:formula="of:=LOG([.A4])" office:value-type="float" office:value="2">
            <text:p>2</text:p>
          </table:table-cell>
          <table:table-cell table:formula="of:=LOG([.B4]*1000)" office:value-type="float" office:value="2.8668778143375">
            <text:p>2.87</text:p>
          </table:table-cell>
          <table:table-cell table:formula="of:=LOG([.D4]*1000)" office:value-type="float" office:value="2.81157500587059">
            <text:p>2.81</text:p>
          </table:table-cell>
          <table:table-cell table:formula="of:=LOG([.F4]*1000)" office:value-type="float" office:value="3.37235958252432">
            <text:p>3.37</text:p>
          </table:table-cell>
          <table:table-cell table:formula="of:=LOG([.H4]*1000)" office:value-type="float" office:value="3.62849110496712">
            <text:p>3.63</text:p>
          </table:table-cell>
          <table:table-cell table:number-columns-repeated="1019"/>
        </table:table-row>
        <table:table-row table:style-name="ro2">
          <table:table-cell table:formula="of:=LOG([.A5])" office:value-type="float" office:value="2.69897000433602">
            <text:p>2.7</text:p>
          </table:table-cell>
          <table:table-cell table:formula="of:=LOG([.B5]*1000)" office:value-type="float" office:value="4.2296306555085">
            <text:p>4.23</text:p>
          </table:table-cell>
          <table:table-cell table:formula="of:=LOG([.D5]*1000)" office:value-type="float" office:value="3.73487980279263">
            <text:p>3.73</text:p>
          </table:table-cell>
          <table:table-cell table:formula="of:=LOG([.F5]*1000)" office:value-type="float" office:value="4.0338658673479">
            <text:p>4.03</text:p>
          </table:table-cell>
          <table:table-cell table:number-columns-repeated="1020"/>
        </table:table-row>
        <table:table-row table:style-name="ro2">
          <table:table-cell table:formula="of:=LOG([.A6])" office:value-type="float" office:value="3">
            <text:p>3</text:p>
          </table:table-cell>
          <table:table-cell table:formula="of:=LOG([.B6]*1000)" office:value-type="float" office:value="4.87116997555232">
            <text:p>4.87</text:p>
          </table:table-cell>
          <table:table-cell table:formula="of:=LOG([.D6]*1000)" office:value-type="float" office:value="4.29994290002277">
            <text:p>4.3</text:p>
          </table:table-cell>
          <table:table-cell table:formula="of:=LOG([.F6]*1000)" office:value-type="float" office:value="5.01887517970249">
            <text:p>5.0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etwork Size</text:p>
          </table:table-cell>
          <table:table-cell table:style-name="ce3" office:value-type="string">
            <text:p>Serialization</text:p>
          </table:table-cell>
          <table:table-cell table:style-name="ce3" office:value-type="string">
            <text:p>NeuroML</text:p>
          </table:table-cell>
          <table:table-cell table:style-name="ce3" office:value-type="string">
            <text:p>TNS</text:p>
          </table:table-cell>
          <table:table-cell table:number-columns-repeated="1016"/>
          <table:table-cell table:style-name="Default" table:number-columns-repeated="4"/>
        </table:table-row>
        <table:table-row table:style-name="ro2">
          <table:table-cell table:formula="of:=LOG([.A2])" office:value-type="float" office:value="1">
            <text:p>1</text:p>
          </table:table-cell>
          <table:table-cell table:formula="of:=LOG([.C2]*1000)" office:value-type="float" office:value="1.7481880270062">
            <text:p>1.75</text:p>
          </table:table-cell>
          <table:table-cell table:formula="of:=LOG([.E2]*1000)" office:value-type="float" office:value="2.18752072083646">
            <text:p>2.19</text:p>
          </table:table-cell>
          <table:table-cell table:formula="of:=LOG([.G2]*1000)" office:value-type="float" office:value="3.31470969295517">
            <text:p>3.31</text:p>
          </table:table-cell>
          <table:table-cell table:number-columns-repeated="1020"/>
        </table:table-row>
        <table:table-row table:style-name="ro2">
          <table:table-cell table:formula="of:=LOG([.A3])" office:value-type="float" office:value="1.69897000433602">
            <text:p>1.7</text:p>
          </table:table-cell>
          <table:table-cell table:formula="of:=LOG([.C3]*1000)" office:value-type="float" office:value="2.54157924394658">
            <text:p>2.54</text:p>
          </table:table-cell>
          <table:table-cell table:formula="of:=LOG([.E3]*1000)" office:value-type="float" office:value="2.60852603357719">
            <text:p>2.61</text:p>
          </table:table-cell>
          <table:table-cell table:formula="of:=LOG([.G3]*1000)" office:value-type="float" office:value="3.38614210893082">
            <text:p>3.39</text:p>
          </table:table-cell>
          <table:table-cell table:number-columns-repeated="1020"/>
        </table:table-row>
        <table:table-row table:style-name="ro2">
          <table:table-cell table:formula="of:=LOG([.A4])" office:value-type="float" office:value="2">
            <text:p>2</text:p>
          </table:table-cell>
          <table:table-cell table:formula="of:=LOG([.C4]*1000)" office:value-type="float" office:value="3.004751155591">
            <text:p>3</text:p>
          </table:table-cell>
          <table:table-cell table:formula="of:=LOG([.E4]*1000)" office:value-type="float" office:value="2.85247999363686">
            <text:p>2.85</text:p>
          </table:table-cell>
          <table:table-cell table:formula="of:=LOG([.G4]*1000)" office:value-type="float" office:value="3.47026344696508">
            <text:p>3.47</text:p>
          </table:table-cell>
          <table:table-cell table:number-columns-repeated="1020"/>
        </table:table-row>
        <table:table-row table:style-name="ro2">
          <table:table-cell table:formula="of:=LOG([.A5])" office:value-type="float" office:value="2.69897000433602">
            <text:p>2.7</text:p>
          </table:table-cell>
          <table:table-cell table:formula="of:=LOG([.C5]*1000)" office:value-type="float" office:value="4.36867729541279">
            <text:p>4.37</text:p>
          </table:table-cell>
          <table:table-cell table:formula="of:=LOG([.E5]*1000)" office:value-type="float" office:value="4.04948937193356">
            <text:p>4.05</text:p>
          </table:table-cell>
          <table:table-cell table:formula="of:=LOG([.G5]*1000)" office:value-type="float" office:value="4.57723896226884">
            <text:p>4.58</text:p>
          </table:table-cell>
          <table:table-cell table:number-columns-repeated="1020"/>
        </table:table-row>
        <table:table-row table:style-name="ro2">
          <table:table-cell table:formula="of:=LOG([.A6])" office:value-type="float" office:value="3">
            <text:p>3</text:p>
          </table:table-cell>
          <table:table-cell table:formula="of:=LOG([.C6]*1000)" office:value-type="float" office:value="4.9761986145306">
            <text:p>4.98</text:p>
          </table:table-cell>
          <table:table-cell table:formula="of:=LOG([.E6]*1000)" office:value-type="float" office:value="4.75690983284871">
            <text:p>4.76</text:p>
          </table:table-cell>
          <table:table-cell table:formula="of:=LOG([.G6]*1000)" office:value-type="float" office:value="4.99253142701182">
            <text:p>4.99</text:p>
          </table:table-cell>
          <table:table-cell table:number-columns-repeated="1020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0">10/01/2009</text:date>, <text:time>15:5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phen Wray</meta:initial-creator>
    <meta:creation-date>2009-01-09T18:31:59</meta:creation-date>
    <dc:date>2009-01-10T15:59:02</dc:date>
    <dc:creator>Stephen Wray</dc:creator>
    <meta:editing-duration>PT04H57M40S</meta:editing-duration>
    <meta:editing-cycles>3</meta:editing-cycles>
    <meta:generator>OpenOffice.org/3.0$Unix OpenOffice.org_project/300m9$Build-9358</meta:generator>
    <meta:document-statistic meta:table-count="3" meta:cell-count="15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pline-order="3" chart:spline-resolution="100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8.001cm" chart:class="chart:scatter" chart:column-mapping="0 4 1 2 3" chart:style-name="ch1">
        <chart:title svg:x="3.891cm" svg:y="0.161cm" chart:style-name="ch2">
          <text:p>Persistence File size</text:p>
        </chart:title>
        <chart:legend chart:legend-position="bottom" svg:x="2.994cm" svg:y="7.269cm" chart:style-name="ch3"/>
        <chart:plot-area chart:style-name="ch4" table:cell-range-address="Sheet1.A9:Sheet1.E14" chart:data-source-has-labels="row" svg:x="0.279cm" svg:y="0.834cm" svg:width="11.242cm" svg:height="6.317cm">
          <chart:axis chart:dimension="x" chart:name="primary-x" chart:style-name="ch5">
            <chart:title svg:x="3.368cm" svg:y="6.759cm" chart:style-name="ch6">
              <text:p>Network Size | log(number of neurones)</text:p>
            </chart:title>
            <chart:grid chart:style-name="ch7" chart:class="major"/>
          </chart:axis>
          <chart:axis chart:dimension="y" chart:name="primary-y" chart:style-name="ch5">
            <chart:title svg:x="0.241cm" svg:y="5.872cm" chart:style-name="ch8">
              <text:p>File size | log(file size in bytes)</text:p>
            </chart:title>
            <chart:grid chart:style-name="ch7" chart:class="major"/>
          </chart:axis>
          <chart:series chart:style-name="ch9" chart:values-cell-range-address="Sheet1.E10:Sheet1.E14" chart:label-cell-address="Sheet1.E9:Sheet1.E9" chart:class="chart:scatter">
            <chart:domain table:cell-range-address="Sheet1.A10:Sheet1.A14"/>
            <chart:data-point chart:repeated="5"/>
          </chart:series>
          <chart:series chart:style-name="ch10" chart:values-cell-range-address="Sheet1.B10:Sheet1.B14" chart:label-cell-address="Sheet1.B9:Sheet1.B9" chart:class="chart:scatter">
            <chart:data-point chart:repeated="5"/>
          </chart:series>
          <chart:series chart:style-name="ch11" chart:values-cell-range-address="Sheet1.C10:Sheet1.C14" chart:label-cell-address="Sheet1.C9:Sheet1.C9" chart:class="chart:scatter">
            <chart:data-point chart:repeated="5"/>
          </chart:series>
          <chart:series chart:style-name="ch12" chart:values-cell-range-address="Sheet1.D10:Sheet1.D14" chart:label-cell-address="Sheet1.D9:Sheet1.D9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E9:Sheet1.E9">X3D</text:p>
              </table:table-cell>
              <table:table-cell office:value-type="string">
                <text:p text:id="Sheet1.B9:Sheet1.B9">Serialization</text:p>
              </table:table-cell>
              <table:table-cell office:value-type="string">
                <text:p text:id="Sheet1.C9:Sheet1.C9">NeuroML</text:p>
              </table:table-cell>
              <table:table-cell office:value-type="string">
                <text:p text:id="Sheet1.D9:Sheet1.D9">T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10:Sheet1.A14">1</text:p>
              </table:table-cell>
              <table:table-cell office:value-type="float" office:value="4.3330036847557">
                <text:p text:id="Sheet1.E10:Sheet1.E14">4.3330036847557</text:p>
              </table:table-cell>
              <table:table-cell office:value-type="float" office:value="4.04906288979412">
                <text:p text:id="Sheet1.B10:Sheet1.B14">4.04906288979412</text:p>
              </table:table-cell>
              <table:table-cell office:value-type="float" office:value="4.57855898985851">
                <text:p text:id="Sheet1.C10:Sheet1.C14">4.57855898985851</text:p>
              </table:table-cell>
              <table:table-cell office:value-type="float" office:value="4.34997649942447">
                <text:p text:id="Sheet1.D10:Sheet1.D14">4.349976499424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5.67772372209188">
                <text:p>5.67772372209188</text:p>
              </table:table-cell>
              <table:table-cell office:value-type="float" office:value="5.27965782011896">
                <text:p>5.27965782011896</text:p>
              </table:table-cell>
              <table:table-cell office:value-type="float" office:value="5.89474681978917">
                <text:p>5.89474681978917</text:p>
              </table:table-cell>
              <table:table-cell office:value-type="float" office:value="5.70452714257133">
                <text:p>5.7045271425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27551175190685">
                <text:p>6.27551175190685</text:p>
              </table:table-cell>
              <table:table-cell office:value-type="float" office:value="5.86563452064327">
                <text:p>5.86563452064327</text:p>
              </table:table-cell>
              <table:table-cell office:value-type="float" office:value="6.48645215761375">
                <text:p>6.48645215761375</text:p>
              </table:table-cell>
              <table:table-cell office:value-type="float" office:value="6.2569533457332">
                <text:p>6.2569533457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1.#NAN">
                <text:p>1.#NAN</text:p>
              </table:table-cell>
              <table:table-cell office:value-type="float" office:value="7.25192755637974">
                <text:p>7.25192755637974</text:p>
              </table:table-cell>
              <table:table-cell office:value-type="float" office:value="7.87046186392159">
                <text:p>7.87046186392159</text:p>
              </table:table-cell>
              <table:table-cell office:value-type="float" office:value="7.67040689264307">
                <text:p>7.67040689264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7.85261353085715">
                <text:p>7.85261353085715</text:p>
              </table:table-cell>
              <table:table-cell office:value-type="float" office:value="8.47227450702096">
                <text:p>8.47227450702096</text:p>
              </table:table-cell>
              <table:table-cell office:value-type="float" office:value="8.27526179836858">
                <text:p>8.27526179836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pline-order="3" chart:spline-resolution="100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8.001cm" chart:class="chart:scatter" chart:column-mapping="0 4 2 1 3" chart:style-name="ch1">
        <chart:title svg:x="3.658cm" svg:y="0.161cm" chart:style-name="ch2">
          <text:p>Persistence Save Time</text:p>
        </chart:title>
        <chart:legend chart:legend-position="bottom" svg:x="2.994cm" svg:y="7.269cm" chart:style-name="ch3"/>
        <chart:plot-area chart:style-name="ch4" table:cell-range-address="Sheet2.A8:Sheet2.E13" chart:data-source-has-labels="row" svg:x="0.279cm" svg:y="0.834cm" svg:width="11.242cm" svg:height="6.317cm">
          <chart:axis chart:dimension="x" chart:name="primary-x" chart:style-name="ch5">
            <chart:title svg:x="3.368cm" svg:y="6.759cm" chart:style-name="ch6">
              <text:p>Network Size | log(number of neurones)</text:p>
            </chart:title>
            <chart:grid chart:style-name="ch7" chart:class="major"/>
          </chart:axis>
          <chart:axis chart:dimension="y" chart:name="primary-y" chart:style-name="ch5">
            <chart:title svg:x="0.241cm" svg:y="6.058cm" chart:style-name="ch8">
              <text:p>Execution Time | log(milliseconds</text:p>
            </chart:title>
            <chart:grid chart:style-name="ch7" chart:class="major"/>
          </chart:axis>
          <chart:series chart:style-name="ch9" chart:values-cell-range-address="Sheet2.E9:Sheet2.E13" chart:label-cell-address="Sheet2.E8:Sheet2.E8" chart:class="chart:scatter">
            <chart:domain table:cell-range-address="Sheet2.A9:Sheet2.A13"/>
            <chart:data-point chart:repeated="5"/>
          </chart:series>
          <chart:series chart:style-name="ch10" chart:values-cell-range-address="Sheet2.C9:Sheet2.C13" chart:label-cell-address="Sheet2.C8:Sheet2.C8" chart:class="chart:scatter">
            <chart:data-point chart:repeated="5"/>
          </chart:series>
          <chart:series chart:style-name="ch11" chart:values-cell-range-address="Sheet2.B9:Sheet2.B13" chart:label-cell-address="Sheet2.B8:Sheet2.B8" chart:class="chart:scatter">
            <chart:data-point chart:repeated="5"/>
          </chart:series>
          <chart:series chart:style-name="ch12" chart:values-cell-range-address="Sheet2.D9:Sheet2.D13" chart:label-cell-address="Sheet2.D8:Sheet2.D8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E8:Sheet2.E8">X3D</text:p>
              </table:table-cell>
              <table:table-cell office:value-type="string">
                <text:p text:id="Sheet2.C8:Sheet2.C8">NeuroML</text:p>
              </table:table-cell>
              <table:table-cell office:value-type="string">
                <text:p text:id="Sheet2.B8:Sheet2.B8">Serialization</text:p>
              </table:table-cell>
              <table:table-cell office:value-type="string">
                <text:p text:id="Sheet2.D8:Sheet2.D8">T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2.A9:Sheet2.A13">1</text:p>
              </table:table-cell>
              <table:table-cell office:value-type="float" office:value="1.80617997398389">
                <text:p text:id="Sheet2.E9:Sheet2.E13">1.80617997398389</text:p>
              </table:table-cell>
              <table:table-cell office:value-type="float" office:value="0.602059991327962">
                <text:p text:id="Sheet2.C9:Sheet2.C13">0.602059991327962</text:p>
              </table:table-cell>
              <table:table-cell office:value-type="float" office:value="0.954242509439325">
                <text:p text:id="Sheet2.B9:Sheet2.B13">0.954242509439325</text:p>
              </table:table-cell>
              <table:table-cell office:value-type="float" office:value="3.31217735643978">
                <text:p text:id="Sheet2.D9:Sheet2.D13">3.312177356439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2.68394713075151">
                <text:p>2.68394713075151</text:p>
              </table:table-cell>
              <table:table-cell office:value-type="float" office:value="1.78532983501077">
                <text:p>1.78532983501077</text:p>
              </table:table-cell>
              <table:table-cell office:value-type="float" office:value="2.26717172840301">
                <text:p>2.26717172840301</text:p>
              </table:table-cell>
              <table:table-cell office:value-type="float" office:value="3.32242605240595">
                <text:p>3.32242605240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62849110496712">
                <text:p>3.62849110496712</text:p>
              </table:table-cell>
              <table:table-cell office:value-type="float" office:value="2.81157500587059">
                <text:p>2.81157500587059</text:p>
              </table:table-cell>
              <table:table-cell office:value-type="float" office:value="2.8668778143375">
                <text:p>2.8668778143375</text:p>
              </table:table-cell>
              <table:table-cell office:value-type="float" office:value="3.37235958252432">
                <text:p>3.37235958252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1.#NAN">
                <text:p>1.#NAN</text:p>
              </table:table-cell>
              <table:table-cell office:value-type="float" office:value="3.73487980279263">
                <text:p>3.73487980279263</text:p>
              </table:table-cell>
              <table:table-cell office:value-type="float" office:value="4.2296306555085">
                <text:p>4.2296306555085</text:p>
              </table:table-cell>
              <table:table-cell office:value-type="float" office:value="4.0338658673479">
                <text:p>4.0338658673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4.29994290002277">
                <text:p>4.29994290002277</text:p>
              </table:table-cell>
              <table:table-cell office:value-type="float" office:value="4.87116997555232">
                <text:p>4.87116997555232</text:p>
              </table:table-cell>
              <table:table-cell office:value-type="float" office:value="5.01887517970249">
                <text:p>5.01887517970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pline-order="3" chart:spline-resolution="100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8.001cm" chart:class="chart:scatter" chart:style-name="ch1">
        <chart:title svg:x="3.669cm" svg:y="0.161cm" chart:style-name="ch2">
          <text:p>Persistence Load Time</text:p>
        </chart:title>
        <chart:legend chart:legend-position="bottom" svg:x="3.53cm" svg:y="7.269cm" chart:style-name="ch3"/>
        <chart:plot-area chart:style-name="ch4" table:cell-range-address="Sheet2.A15:Sheet2.D20" chart:data-source-has-labels="row" svg:x="0.279cm" svg:y="0.834cm" svg:width="11.242cm" svg:height="6.317cm">
          <chart:axis chart:dimension="x" chart:name="primary-x" chart:style-name="ch5">
            <chart:title svg:x="3.368cm" svg:y="6.759cm" chart:style-name="ch6">
              <text:p>Network Size | log(number of neurones)</text:p>
            </chart:title>
            <chart:grid chart:style-name="ch7" chart:class="major"/>
          </chart:axis>
          <chart:axis chart:dimension="y" chart:name="primary-y" chart:style-name="ch5">
            <chart:title svg:x="0.241cm" svg:y="6.116cm" chart:style-name="ch8">
              <text:p>Execution Time | log(milliseconds)</text:p>
            </chart:title>
            <chart:grid chart:style-name="ch7" chart:class="major"/>
          </chart:axis>
          <chart:series chart:style-name="ch9" chart:values-cell-range-address="Sheet2.B16:Sheet2.B20" chart:label-cell-address="Sheet2.B15:Sheet2.B15" chart:class="chart:scatter">
            <chart:domain table:cell-range-address="Sheet2.A16:Sheet2.A20"/>
            <chart:data-point chart:repeated="5"/>
          </chart:series>
          <chart:series chart:style-name="ch10" chart:values-cell-range-address="Sheet2.C16:Sheet2.C20" chart:label-cell-address="Sheet2.C15:Sheet2.C15" chart:class="chart:scatter">
            <chart:data-point chart:repeated="5"/>
          </chart:series>
          <chart:series chart:style-name="ch11" chart:values-cell-range-address="Sheet2.D16:Sheet2.D20" chart:label-cell-address="Sheet2.D15:Sheet2.D1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15:Sheet2.B15">Serialization</text:p>
              </table:table-cell>
              <table:table-cell office:value-type="string">
                <text:p text:id="Sheet2.C15:Sheet2.C15">NeuroML</text:p>
              </table:table-cell>
              <table:table-cell office:value-type="string">
                <text:p text:id="Sheet2.D15:Sheet2.D15">T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2.A16:Sheet2.A20">1</text:p>
              </table:table-cell>
              <table:table-cell office:value-type="float" office:value="1.7481880270062">
                <text:p text:id="Sheet2.B16:Sheet2.B20">1.7481880270062</text:p>
              </table:table-cell>
              <table:table-cell office:value-type="float" office:value="2.18752072083646">
                <text:p text:id="Sheet2.C16:Sheet2.C20">2.18752072083646</text:p>
              </table:table-cell>
              <table:table-cell office:value-type="float" office:value="3.31470969295517">
                <text:p text:id="Sheet2.D16:Sheet2.D20">3.314709692955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2.54157924394658">
                <text:p>2.54157924394658</text:p>
              </table:table-cell>
              <table:table-cell office:value-type="float" office:value="2.60852603357719">
                <text:p>2.60852603357719</text:p>
              </table:table-cell>
              <table:table-cell office:value-type="float" office:value="3.38614210893082">
                <text:p>3.38614210893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004751155591">
                <text:p>3.004751155591</text:p>
              </table:table-cell>
              <table:table-cell office:value-type="float" office:value="2.85247999363686">
                <text:p>2.85247999363686</text:p>
              </table:table-cell>
              <table:table-cell office:value-type="float" office:value="3.47026344696508">
                <text:p>3.47026344696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4.36867729541279">
                <text:p>4.36867729541279</text:p>
              </table:table-cell>
              <table:table-cell office:value-type="float" office:value="4.04948937193356">
                <text:p>4.04948937193356</text:p>
              </table:table-cell>
              <table:table-cell office:value-type="float" office:value="4.57723896226884">
                <text:p>4.57723896226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.9761986145306">
                <text:p>4.9761986145306</text:p>
              </table:table-cell>
              <table:table-cell office:value-type="float" office:value="4.75690983284871">
                <text:p>4.75690983284871</text:p>
              </table:table-cell>
              <table:table-cell office:value-type="float" office:value="4.99253142701182">
                <text:p>4.99253142701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